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OUTPUT OF PROGRAM:</text:p>
      <text:p text:style-name="P1"/>
      <text:p text:style-name="P2">therese@Sweetness:~/Documents/Python_Projects$ ./statshw2.py </text:p>
      <text:p text:style-name="P2"></text:p>
      <text:p text:style-name="P2">a) The mean of the minutes the rat was trapped in the maze is: 21.0333 minutes</text:p>
      <text:p text:style-name="P2"></text:p>
      <text:p text:style-name="P2">b) The standard deviation is: 20.633 minute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rese </meta:initial-creator>
    <meta:creation-date>2012-12-11T20:47:24</meta:creation-date>
    <dc:date>2012-12-11T20:48:32</dc:date>
    <dc:creator>Therese </dc:creator>
    <meta:editing-duration>P0D</meta:editing-duration>
    <meta:editing-cycles>1</meta:editing-cycles>
    <meta:document-statistic meta:table-count="0" meta:image-count="0" meta:object-count="0" meta:page-count="1" meta:paragraph-count="6" meta:word-count="28" meta:character-count="206" meta:non-whitespace-character-count="176"/>
    <meta:generator>LibreOffice/3.5$Linux_x86 LibreOffice_project/350m1$Build-2</meta:generator>
  </office:meta>
</office:document-meta>
</file>